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189000001F04DAF5AD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draw:auto-grow-height="true"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ff99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355e00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1" style:family="text">
      <style:text-properties fo:font-size="15pt" fo:font-style="italic" style:font-size-asian="15pt" style:font-style-asian="italic" style:font-size-complex="15pt" style:font-style-complex="italic"/>
    </style:style>
    <style:style style:name="T12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T DQM News</presentation:footer-decl>
      <presentation:date-time-decl presentation:name="dtd1" presentation:source="fixed">2012-06-15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T DQM News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1 DQM Development @ P5 <text:s/></text:p>
          </draw:text-box>
        </draw:frame>
        <draw:frame presentation:style-name="pr4" draw:layer="layout" svg:width="25.199cm" svg:height="14.62cm" svg:x="1.4cm" svg:y="4.514cm" presentation:class="outline" presentation:user-transformed="true">
          <draw:text-box>
            <text:p><text:span text:style-name="T5">With the objective of getting a test bed for online DQM development:</text:span></text:p>
            <text:list text:style-name="L2">
              <text:list-item>
                <text:p><text:span text:style-name="T6">SOON:</text:span><text:span text:style-name="T5"> Requested a P5 computer (or virtual machine) to be used on development L1 DQM. Details:</text:span></text:p>
                <text:list>
                  <text:list-item>
                    <text:p><text:span text:style-name="T7">Group account: l1dqm</text:span></text:p>
                  </text:list-item>
                  <text:list-item>
                    <text:p><text:span text:style-name="T7">Root access: users on l1dqm</text:span></text:p>
                  </text:list-item>
                  <text:list-item>
                    <text:p><text:span text:style-name="T7">Software profile: same as DQM P5 machines</text:span></text:p>
                  </text:list-item>
                </text:list>
              </text:list-item>
              <text:list-item>
                <text:p><text:span text:style-name="T8">DONE:</text:span><text:span text:style-name="T5"> Requested P5 accounts for Pietro and Federico </text:span></text:p>
              </text:list-item>
              <text:list-item>
                <text:p><text:span text:style-name="T8">DONE: </text:span><text:span text:style-name="T5">A new P5 user group “l1dqm” was created and will be responsible for the deployed machine.</text:span></text:p>
                <text:list>
                  <text:list-item>
                    <text:p><text:span text:style-name="T9">This means all users in the group will have sudo rights to the machine... with great power... think before you typ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New CVS tags deployment</text:p>
          </draw:text-box>
        </draw:frame>
        <draw:frame presentation:style-name="pr4" draw:layer="layout" svg:width="25.199cm" svg:height="14.908cm" svg:x="1.4cm" svg:y="4.314cm" presentation:class="outline" presentation:user-transformed="true">
          <draw:text-box>
            <text:p><text:span text:style-name="T9">Vasile Ghete requested the deployment of the new CVS tag described here last here last week.</text:span></text:p>
            <text:p><text:span text:style-name="T10">Tags</text:span></text:p>
            <text:p><text:span text:style-name="T11">cvs co -r V01-06-00 L1Trigger/HardwareValidation</text:span></text:p>
            <text:p><text:span text:style-name="T11">cvs co -r V06-02-17 DQM/L1TMonitor</text:span></text:p>
            <text:p><text:span text:style-name="T11">cvs co -r V07-00-00 DQM/L1TMonitorClient</text:span></text:p>
            <text:p><text:span text:style-name="T10">Python cfgs</text:span></text:p>
            <text:p><text:span text:style-name="T11">cvs co -r 1.34 DQM/Integration/python/test/l1t_dqm_sourceclient-live_cfg.py</text:span></text:p>
            <text:p><text:span text:style-name="T11">cvs co -r 1.34 DQM/Integration/python/test/l1temulator_dqm_sourceclient-live_cfg.py</text:span></text:p>
            <text:p><text:span text:style-name="T12">Features:</text:span></text:p>
            <text:list text:style-name="L2">
              <text:list-item>
                <text:p><text:span text:style-name="T13">Clean up the hardware validation sequences, </text:span></text:p>
              </text:list-item>
              <text:list-item>
                <text:p><text:span text:style-name="T13">Add more quality tests for the L1 trigger subsystems and L1 trigger objects in both L1T and L1TEMU, </text:span></text:p>
              </text:list-item>
              <text:list-item>
                <text:p><text:span text:style-name="T13">Move the summary map for L1T to quality test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 presentation:user-transformed="true">
          <draw:text-box>
            <text:p>DTTF Occupancy QTs</text:p>
          </draw:text-box>
        </draw:frame>
        <draw:frame presentation:style-name="pr4" draw:layer="layout" svg:width="25.199cm" svg:height="13.859cm" svg:x="1.4cm" svg:y="4.914cm" presentation:class="outline">
          <draw:text-box>
            <text:p><text:span text:style-name="T7">Previously requested unnormalized occupancy plot from DTTF is now available in the cvs head code (provided by Giuseppe Codispoti). </text:span></text:p>
            <text:list text:style-name="L2">
              <text:list-item>
                <text:p><text:span text:style-name="T14">Location:</text:span><text:span text:style-name="T13"> </text:span><text:span text:style-name="T15">L1T/L1TDTTF/09-TEST/dttf_01_tracks_occupancy_test_summary</text:span></text:p>
              </text:list-item>
            </text:list>
            <text:p><text:span text:style-name="T7">L1TOccupancy module has been updated to test this plot appropriate QT needs to be implemented and tunned before this becomes useful.</text:span></text:p>
            <text:list text:continue-numbering="true" text:style-name="L2">
              <text:list-item>
                <text:p><text:span text:style-name="T7">Should be included in the Summary plot.</text:span></text:p>
              </text:list-item>
              <text:list-item>
                <text:p><text:span text:style-name="T7">This improvement will be included in the next CVS tag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8H14M9S</meta:editing-duration>
    <meta:editing-cycles>78</meta:editing-cycles>
    <dc:date>2012-06-15T12:48:12</dc:date>
    <dc:creator>Joao Pela</dc:creator>
    <meta:generator>LibreOffice/3.5$Linux_x86 LibreOffice_project/350m1$Build-2</meta:generator>
    <meta:document-statistic meta:object-count="37"/>
  </office:meta>
</office:document-meta>
</file>